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shadow-color="#808080"/>
    </style:style>
    <style:style style:name="pr3" style:family="presentation" style:parent-style-name="Default-title">
      <style:graphic-properties fo:min-height="1.513cm"/>
    </style:style>
    <style:style style:name="pr4" style:family="presentation" style:parent-style-name="Default-outline1">
      <style:graphic-properties fo:min-height="14.482cm"/>
    </style:style>
    <style:style style:name="pr5" style:family="presentation" style:parent-style-name="Default-notes">
      <style:graphic-properties draw:fill-color="#ffffff" fo:min-height="11.333cm"/>
    </style:style>
    <style:style style:name="pr6" style:family="presentation" style:parent-style-name="Default-title">
      <style:graphic-properties draw:auto-grow-height="true" fo:min-height="1.513cm"/>
    </style:style>
    <style:style style:name="pr7" style:family="presentation" style:parent-style-name="Default-outline1">
      <style:graphic-properties fo:min-height="12.781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margin-top="0.8cm" fo:margin-bottom="0cm"/>
    </style:style>
    <style:style style:name="P6" style:family="paragraph">
      <style:paragraph-properties fo:margin-top="0.1cm" fo:margin-bottom="0cm"/>
    </style:style>
    <style:style style:name="P7" style:family="paragraph">
      <style:paragraph-properties fo:margin-top="0.2cm" fo:margin-bottom="0cm"/>
    </style:style>
    <style:style style:name="P8" style:family="paragraph">
      <style:paragraph-properties fo:margin-top="0.5cm" fo:margin-bottom="0cm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color="#ff0000"/>
    </style:style>
    <style:style style:name="T3" style:family="text">
      <style:text-properties style:font-name="Liberation Mono"/>
    </style:style>
    <style:style style:name="T4" style:family="text">
      <style:text-properties fo:color="#008000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style:font-name="Liberation Mono" fo:font-weight="bold" style:font-weight-asian="bold" style:font-weight-complex="bold"/>
    </style:style>
    <style:style style:name="T10" style:family="text">
      <style:text-properties style:font-name="Liberation Mono" fo:font-style="normal" style:text-underline-style="none" style:font-style-asian="normal" style:font-style-complex="normal"/>
    </style:style>
    <style:style style:name="T11" style:family="text">
      <style:text-properties fo:color="#000080" style:font-name="Liberation Mono" fo:font-style="normal" style:text-underline-style="none" fo:font-weight="bold" style:font-style-asian="normal" style:font-weight-asian="bold" style:font-style-complex="normal" style:font-weight-complex="bold"/>
    </style:style>
    <style:style style:name="T12" style:family="text">
      <style:text-properties fo:color="#000080" style:font-name="Liberation Mono" fo:font-weight="bold" style:font-weight-asian="bold" style:font-weight-complex="bold"/>
    </style:style>
    <style:style style:name="T13" style:family="text">
      <style:text-properties fo:color="#000000" style:font-name="Liberation Mono" fo:font-style="normal" style:text-underline-style="none" fo:font-weight="bold" style:font-style-asian="normal" style:font-weight-asian="bold" style:font-style-complex="normal" style:font-weight-complex="bold"/>
    </style:style>
    <style:style style:name="T14" style:family="text">
      <style:text-properties fo:color="#000000" style:font-name="Liberation Mono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Courier New" fo:font-size="22pt" fo:font-style="normal" style:text-underline-style="none" style:font-size-asian="22pt" style:font-style-asian="normal" style:font-size-complex="22pt" style:font-style-complex="normal"/>
    </style:style>
    <style:style style:name="T16" style:family="text">
      <style:text-properties style:font-name="Courier New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7" style:family="text">
      <style:text-properties fo:color="#000000" style:font-name="Courier New"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color="#000000" style:font-name="Liberation Sans1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Courier New" fo:font-size="22pt" fo:font-style="normal" fo:text-shadow="none" style:text-underline-style="none" fo:font-weight="bold" fo:background-color="transparent" style:font-name-asian="Angsana New" style:font-size-asian="22pt" style:font-style-asian="normal" style:font-weight-asian="bold" style:font-name-complex="Angsana New" style:font-size-complex="2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8000" style:text-outline="false" style:text-line-through-style="none" style:text-line-through-type="none" style:text-position="0% 100%" style:font-name="Courier New" fo:font-size="22pt" fo:language="en" fo:country="US" fo:font-style="normal" fo:text-shadow="none" style:text-underline-style="none" fo:font-weight="bold" fo:background-color="transparent" style:font-name-asian="Angsana New" style:font-size-asian="22pt" style:language-asian="en" style:country-asian="US" style:font-style-asian="normal" style:font-weight-asian="bold" style:font-name-complex="Angsana New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0000" style:text-outline="false" style:text-line-through-style="none" style:text-line-through-type="none" style:text-position="0% 100%" style:font-name="Liberation Mono" fo:font-size="22pt" fo:language="en" fo:country="US" fo:font-style="normal" fo:text-shadow="none" style:text-underline-style="none" fo:font-weight="bold" fo:background-color="transparent" style:font-name-asian="Angsana New" style:font-size-asian="22pt" style:language-asian="en" style:country-asian="US" style:font-style-asian="normal" style:font-weight-asian="bold" style:font-name-complex="Angsana New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font-name="Liberation Mono" fo:font-size="22pt" style:font-size-asian="22pt" style:font-size-complex="22pt"/>
    </style:style>
    <style:style style:name="T23" style:family="text">
      <style:text-properties fo:color="#000080" style:font-name="Liberation Mono" fo:font-size="22pt" fo:font-weight="bold" style:font-size-asian="22pt" style:font-weight-asian="bold" style:font-size-complex="22pt" style:font-weight-complex="bold"/>
    </style:style>
    <style:style style:name="T24" style:family="text">
      <style:text-properties style:font-name="Liberation Sans1" fo:font-size="22pt" style:font-size-asian="22pt" style:font-size-complex="22pt"/>
    </style:style>
    <style:style style:name="T25" style:family="text">
      <style:text-properties fo:color="#000000" style:font-name="Liberation Mono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26" style:family="text">
      <style:text-properties fo:color="#000080" style:font-name="Liberation Mono" fo:language="en" fo:country="US" fo:font-weight="bold" style:language-asian="en" style:country-asian="US" style:font-weight-asian="bold" style:language-complex="en" style:country-complex="US" style:font-weight-complex="bold"/>
    </style:style>
    <style:style style:name="T27" style:family="text">
      <style:text-properties fo:color="#000080" style:font-name="Liberation Mono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Title</text:span></text:p>
              </text:list-header>
            </text:list>
          </draw:text-box>
        </draw:frame>
        <draw:frame presentation:style-name="pr2" draw:text-style-name="P3" draw:layer="layout" svg:width="17.78cm" svg:height="4.868cm" svg:x="3.81cm" svg:y="10.79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1.907cm" svg:height="1.785cm" svg:x="1.697cm" svg:y="0.71cm" presentation:class="title">
          <draw:text-box>
            <text:p>Exercise</text:p>
          </draw:text-box>
        </draw:frame>
        <draw:frame presentation:style-name="pr4" draw:layer="layout" svg:width="21.907cm" svg:height="14.732cm" svg:x="1.697cm" svg:y="3.048cm" presentation:class="outline">
          <draw:text-box>
            <text:list text:style-name="L3">
              <text:list-item>
                <text:p>We will deliberately create a conflict by editing the same file (README.md) on:</text:p>
                <text:list>
                  <text:list-item>
                    <text:p>Github using browser-based editor</text:p>
                  </text:list-item>
                  <text:list-item>
                    <text:p>in your local repo</text:p>
                  </text:list-item>
                </text:list>
              </text:list-item>
            </text:list>
            <text:p/>
            <text:p>Then try to discover the differences and resolve them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32.68cm" svg:height="34.608cm" svg:x="-32.773cm" svg:y="-32.769cm" draw:page-number="2" presentation:class="page"/>
          <draw:frame presentation:style-name="pr5" draw:text-style-name="P4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layer="layout" svg:width="21.907cm" svg:height="1.785cm" svg:x="1.697cm" svg:y="0.71cm" presentation:class="title">
          <draw:text-box>
            <text:p>Exercise: create a conflict</text:p>
          </draw:text-box>
        </draw:frame>
        <draw:frame presentation:style-name="pr7" draw:layer="layout" svg:width="21.907cm" svg:height="13.719cm" svg:x="1.697cm" svg:y="3.553cm" presentation:class="outline" presentation:user-transformed="true">
          <draw:text-box>
            <text:list text:style-name="L3">
              <text:list-item>
                <text:p>Use your git-commands repository (any repo with remote on Github is OK):</text:p>
              </text:list-item>
              <text:list-item>
                <text:p>1. On <text:span text:style-name="T2">Github</text:span>, edit README.md using Github's in-browser editor.</text:p>
                <text:list>
                  <text:list-item>
                    <text:p>Add some lines near the top. Example:<text:line-break/><text:span text:style-name="T3">*The Ultimate Guide to Using Git*</text:span><text:span text:style-name="T3"><text:line-break/></text:span><text:span text:style-name="T3">For the impatient.</text:span></text:p>
                  </text:list-item>
                  <text:list-item>
                    <text:p><text:s/>Commit the change (green <text:span text:style-name="T4">Commit</text:span> button)</text:p>
                  </text:list-item>
                </text:list>
              </text:list-item>
              <text:list-item>
                <text:p>2. In your <text:span text:style-name="T2">local repo</text:span>, edit README.md</text:p>
                <text:list>
                  <text:list-item>
                    <text:p>Make some <text:span text:style-name="T5">different</text:span><text:span text:style-name="T6"> </text:span><text:span text:style-name="T7">changes near the top</text:span></text:p>
                  </text:list-item>
                  <text:list-item>
                    <text:p><text:span text:style-name="T8">Commit</text:span></text:p>
                  </text:list-item>
                  <text:list-item>
                    <text:p><text:span text:style-name="T8">Edit again, </text:span><text:span text:style-name="T7">change some more</text:span><text:span text:style-name="T8">, and commi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32.68cm" svg:height="34.608cm" svg:x="-32.773cm" svg:y="-32.769cm" draw:page-number="3" presentation:class="page"/>
          <draw:frame presentation:style-name="pr5" draw:text-style-name="P4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layer="layout" svg:width="21.907cm" svg:height="1.785cm" svg:x="1.697cm" svg:y="0.71cm" presentation:class="title">
          <draw:text-box>
            <text:p>Exercise: try to push</text:p>
          </draw:text-box>
        </draw:frame>
        <draw:frame presentation:style-name="pr7" draw:layer="layout" svg:width="21.907cm" svg:height="13.719cm" svg:x="1.697cm" svg:y="3.553cm" presentation:class="outline" presentation:user-transformed="true">
          <draw:text-box>
            <text:list text:style-name="L3">
              <text:list-item>
                <text:p text:style-name="P5">3. Enter this command: <text:s/><text:span text:style-name="T9">git push</text:span><text:line-break/> <text:s text:c="3"/>What happens?<text:line-break/> <text:s text:c="3"/>What is the message from git?</text:p>
              </text:list-item>
              <text:list-item>
                <text:p text:style-name="P5"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32.68cm" svg:height="34.608cm" svg:x="-32.773cm" svg:y="-32.769cm" draw:page-number="4" presentation:class="page"/>
          <draw:frame presentation:style-name="pr5" draw:text-style-name="P4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layer="layout" svg:width="21.907cm" svg:height="1.785cm" svg:x="1.697cm" svg:y="0.71cm" presentation:class="title">
          <draw:text-box>
            <text:p>Exercise: fetch remote changes</text:p>
          </draw:text-box>
        </draw:frame>
        <draw:frame presentation:style-name="pr7" draw:layer="layout" svg:width="21.907cm" svg:height="13.719cm" svg:x="1.778cm" svg:y="3.556cm" presentation:class="outline" presentation:user-transformed="true">
          <draw:text-box>
            <text:list text:style-name="L3">
              <text:list-item>
                <text:p text:style-name="P5"><text:span text:style-name="T8">4. Update your "tracking branch" for origin/master: <text:s/></text:span></text:p>
              </text:list-item>
              <text:list-item>
                <text:p text:style-name="P5"><text:span text:style-name="T10"><text:s text:c="2"/></text:span><text:span text:style-name="T11">git fetch</text:span></text:p>
              </text:list-item>
              <text:list-item>
                <text:p text:style-name="P5"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32.68cm" svg:height="34.608cm" svg:x="-32.773cm" svg:y="-32.769cm" draw:page-number="5" presentation:class="page"/>
          <draw:frame presentation:style-name="pr5" draw:text-style-name="P4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layer="layout" svg:width="21.907cm" svg:height="1.785cm" svg:x="1.697cm" svg:y="0.71cm" presentation:class="title">
          <draw:text-box>
            <text:p>Exercise: compare branches</text:p>
          </draw:text-box>
        </draw:frame>
        <draw:frame presentation:style-name="pr7" draw:layer="layout" svg:width="21.907cm" svg:height="13.719cm" svg:x="1.697cm" svg:y="3.553cm" presentation:class="outline" presentation:user-transformed="true">
          <draw:text-box>
            <text:list text:style-name="L3">
              <text:list-item>
                <text:p text:style-name="P5">5. See a graph of the differences: <text:s/><text:span text:style-name="T12">gitk --all</text:span></text:p>
              </text:list-item>
              <text:list-item>
                <text:p text:style-name="P5"><text:span text:style-name="T8">6. View the differences line-by-line (this is also shown in gitk when you click on a file in the commit):</text:span></text:p>
              </text:list-item>
              <text:list-item>
                <text:p text:style-name="P5"><text:span text:style-name="T8"><text:s text:c="4"/></text:span><text:span text:style-name="T11">git diff master origin/master</text:span></text:p>
              </text:list-item>
              <text:list-item>
                <text:p text:style-name="P5"><text:span text:style-name="T11"/></text:p>
              </text:list-item>
              <text:list-item>
                <text:p text:style-name="P5"><text:span text:style-name="T13">You can also view "diffs" in just one file, or use a graphical diff viewer.</text:span></text:p>
              </text:list-item>
              <text:list-item>
                <text:p text:style-name="P5"><text:span text:style-name="T14">Eclipse, IntelliJ, VS Code, Meld, Diffus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32.68cm" svg:height="34.608cm" svg:x="-32.773cm" svg:y="-32.769cm" draw:page-number="6" presentation:class="page"/>
          <draw:frame presentation:style-name="pr5" draw:text-style-name="P4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layer="layout" svg:width="21.907cm" svg:height="1.785cm" svg:x="1.697cm" svg:y="0.71cm" presentation:class="title">
          <draw:text-box>
            <text:p>"diff" format</text:p>
          </draw:text-box>
        </draw:frame>
        <draw:frame presentation:style-name="pr7" draw:layer="layout" svg:width="21.907cm" svg:height="13.719cm" svg:x="1.697cm" svg:y="3.553cm" presentation:class="outline" presentation:user-transformed="true">
          <draw:text-box>
            <text:list text:style-name="L3">
              <text:list-item>
                <text:p text:style-name="P5">diff is a standard Linux/Unix command that shows diffs is a standard format. <text:s/>Can be used to create patches, too!</text:p>
              </text:list-item>
              <text:list-item>
                <text:p text:style-name="P6"><text:span text:style-name="T15"/></text:p>
              </text:list-item>
              <text:list-item>
                <text:p text:style-name="P6"><text:span text:style-name="T16">diff --git a/README.md b/README.md</text:span></text:p>
              </text:list-item>
              <text:list-item>
                <text:p text:style-name="P6"><text:span text:style-name="T15">index 21b69e8..09b0702 100644</text:span></text:p>
              </text:list-item>
              <text:list-item>
                <text:p text:style-name="P6"><text:span text:style-name="T15">--- a/README.md</text:span></text:p>
              </text:list-item>
              <text:list-item>
                <text:p text:style-name="P6"><text:span text:style-name="T15">+++ b/README.md</text:span></text:p>
              </text:list-item>
              <text:list-item>
                <text:p text:style-name="P6"><text:span text:style-name="T15">@@ -1,10 +1,8 @@</text:span></text:p>
                <text:p text:style-name="P6"><text:span text:style-name="T15">-Text from version a of file (local version)</text:span></text:p>
              </text:list-item>
              <text:list-item>
                <text:p text:style-name="P6"><text:span text:style-name="T15">-</text:span></text:p>
              </text:list-item>
              <text:list-item>
                <text:p text:style-name="P6"><text:span text:style-name="T15">+Text from version b of file (remote version)</text:span></text:p>
              </text:list-item>
              <text:list-item>
                <text:p text:style-name="P6"><text:span text:style-name="T15">---</text:span></text:p>
              </text:list-item>
              <text:list-item>
                <text:p text:style-name="P5"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32.68cm" svg:height="34.608cm" svg:x="-32.773cm" svg:y="-32.769cm" draw:page-number="7" presentation:class="page"/>
          <draw:frame presentation:style-name="pr5" draw:text-style-name="P4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layer="layout" svg:width="21.907cm" svg:height="1.785cm" svg:x="1.697cm" svg:y="0.71cm" presentation:class="title">
          <draw:text-box>
            <text:p>Exercise: merge differences</text:p>
          </draw:text-box>
        </draw:frame>
        <draw:frame presentation:style-name="pr7" draw:layer="layout" svg:width="22.179cm" svg:height="13.719cm" svg:x="1.697cm" svg:y="3.807cm" presentation:class="outline" presentation:user-transformed="true">
          <draw:text-box>
            <text:list text:style-name="L3">
              <text:list-item>
                <text:p text:style-name="P5">And hope you are lucky! <text:s/>It may not work.</text:p>
              </text:list-item>
              <text:list-item>
                <text:p text:style-name="P5"><text:span text:style-name="T8">cmd&gt; <text:s text:c="2"/></text:span><text:span text:style-name="T11">git merge --no-commit</text:span></text:p>
              </text:list-item>
              <text:list-item>
                <text:p text:style-name="P5"><text:span text:style-name="T17">Auto-merging README.md</text:span></text:p>
              </text:list-item>
              <text:list-item>
                <text:p text:style-name="P7"><text:span text:style-name="T17">CONFLICT (content): Merge conflict in README.md</text:span></text:p>
              </text:list-item>
              <text:list-item>
                <text:p text:style-name="P7"><text:span text:style-name="T17">Automatic merge failed; fix conflicts and then commit the result.</text:span></text:p>
              </text:list-item>
              <text:list-item>
                <text:p text:style-name="P5"><text:span text:style-name="T11"/></text:p>
              </text:list-item>
              <text:list-item>
                <text:p text:style-name="P5"><text:span text:style-name="T11">--no-commit</text:span><text:span text:style-name="T18"> gives you a chance to review the results, even if automatic merge succeeds.</text:span></text:p>
              </text:list-item>
              <text:list-item>
                <text:p text:style-name="P5"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32.68cm" svg:height="34.608cm" svg:x="-32.773cm" svg:y="-32.769cm" draw:page-number="8" presentation:class="page"/>
          <draw:frame presentation:style-name="pr5" draw:text-style-name="P4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layer="layout" svg:width="21.907cm" svg:height="1.785cm" svg:x="1.697cm" svg:y="0.71cm" presentation:class="title">
          <draw:text-box>
            <text:p>Exercise: edit and fix conflicts</text:p>
          </draw:text-box>
        </draw:frame>
        <draw:frame presentation:style-name="pr7" draw:layer="layout" svg:width="21.907cm" svg:height="13.719cm" svg:x="1.697cm" svg:y="3.553cm" presentation:class="outline" presentation:user-transformed="true">
          <draw:text-box>
            <text:list text:style-name="L3">
              <text:list-item>
                <text:p text:style-name="P5"><text:span text:style-name="T8">7. Open an editor and examine the result of </text:span><text:span text:style-name="T7">all files</text:span><text:span text:style-name="T8"> that contained differences, even if auto-merge succeeds.</text:span></text:p>
              </text:list-item>
              <text:list-item>
                <text:p text:style-name="P5"><text:span text:style-name="T8">Part(s) containing a conflict will look like this:</text:span></text:p>
              </text:list-item>
              <text:list-item>
                <text:p text:style-name="P8"><text:span text:style-name="T16">&lt;&lt;&lt;&lt;&lt;&lt;&lt;&lt;&lt; HEAD</text:span></text:p>
              </text:list-item>
              <text:list-item>
                <text:p text:style-name="P7"><text:span text:style-name="T16">The text from your local version</text:span></text:p>
              </text:list-item>
              <text:list-item>
                <text:p text:style-name="P7"><text:span text:style-name="T16">=========</text:span></text:p>
              </text:list-item>
              <text:list-item>
                <text:p text:style-name="P7"><text:span text:style-name="T16">Conflicting text from the remote version</text:span></text:p>
              </text:list-item>
              <text:list-item>
                <text:p text:style-name="P7"><text:span text:style-name="T19">&gt;&gt;&gt;&gt;&gt;&gt;&gt;&gt;&gt; </text:span><text:span text:style-name="T20">refs/remotes/origin/master</text:span></text:p>
              </text:list-item>
              <text:list-item>
                <text:p text:style-name="P7"><text:span text:style-name="T20"/></text:p>
              </text:list-item>
              <text:list-item>
                <text:p text:style-name="P7"><text:span text:style-name="T21">Note: Sometimes auto-merge creates bugs by successfully merging parts that are incompatible!</text:span></text:p>
                <text:p text:style-name="P5"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32.68cm" svg:height="34.608cm" svg:x="-32.773cm" svg:y="-32.769cm" draw:page-number="9" presentation:class="page"/>
          <draw:frame presentation:style-name="pr5" draw:text-style-name="P4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1.907cm" svg:height="1.785cm" svg:x="1.697cm" svg:y="0.71cm" presentation:class="title">
          <draw:text-box>
            <text:p>Mark Conflict as Resolved</text:p>
          </draw:text-box>
        </draw:frame>
        <draw:frame presentation:style-name="pr4" draw:layer="layout" svg:width="22.669cm" svg:height="14.732cm" svg:x="1.969cm" svg:y="3.048cm" presentation:class="outline" presentation:user-transformed="true">
          <draw:text-box>
            <text:list text:style-name="L3">
              <text:list-item>
                <text:p>Use "git status" to see that there is a conflict</text:p>
              </text:list-item>
              <text:list-item>
                <text:p><text:span text:style-name="T22">cmd&gt; </text:span><text:span text:style-name="T23">git status</text:span></text:p>
              </text:list-item>
              <text:list-item>
                <text:p text:style-name="P6"><text:span text:style-name="T22">Unmerged paths:</text:span></text:p>
              </text:list-item>
              <text:list-item>
                <text:p text:style-name="P6"><text:span text:style-name="T22"><text:s text:c="2"/></text:span><text:span text:style-name="T22">(use "git add &lt;file&gt;..." to mark resolution)</text:span></text:p>
              </text:list-item>
              <text:list-item>
                <text:p text:style-name="P6"><text:span text:style-name="T22">both modified: <text:s text:c="2"/>README.md</text:span></text:p>
              </text:list-item>
              <text:list-item>
                <text:p><text:span text:style-name="T22"/></text:p>
              </text:list-item>
              <text:list-item>
                <text:p><text:span text:style-name="T24">If you are satisfied that it is fixed, then...</text:span></text:p>
              </text:list-item>
              <text:list-item>
                <text:p><text:span text:style-name="T22">cmd&gt; </text:span><text:span text:style-name="T23">git add README.md</text:span></text:p>
              </text:list-item>
              <text:list-item>
                <text:p><text:span text:style-name="T22">cmd&gt; </text:span><text:span text:style-name="T23">git commit</text:span></text:p>
              </text:list-item>
              <text:list-item>
                <text:p><text:span text:style-name="T22">(git opens an editor. You should write a good commit message explaining the merge.)</text:span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32.68cm" svg:height="34.608cm" svg:x="-32.773cm" svg:y="-32.769cm" draw:page-number="10" presentation:class="page"/>
          <draw:frame presentation:style-name="pr5" draw:text-style-name="P4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layer="layout" svg:width="21.907cm" svg:height="1.785cm" svg:x="1.697cm" svg:y="0.71cm" presentation:class="title">
          <draw:text-box>
            <text:p>I Give Up!</text:p>
          </draw:text-box>
        </draw:frame>
        <draw:frame presentation:style-name="pr7" draw:layer="layout" svg:width="21.907cm" svg:height="14.732cm" svg:x="1.697cm" svg:y="3.048cm" presentation:class="outline">
          <draw:text-box>
            <text:list text:style-name="L3">
              <text:list-item>
                <text:p>If the merge creates too many conflicts to fix, you can "undo" the merge and try something else.</text:p>
              </text:list-item>
              <text:list-item>
                <text:p><text:span text:style-name="T25">cmd&gt; </text:span><text:span text:style-name="T26">git merge --abort</text:span></text:p>
              </text:list-item>
              <text:list-item>
                <text:p><text:span text:style-name="T2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32.68cm" svg:height="34.608cm" svg:x="-32.773cm" svg:y="-32.769cm" draw:page-number="11" presentation:class="page"/>
          <draw:frame presentation:style-name="pr5" draw:text-style-name="P4" draw:layer="layout" svg:width="15.143cm" svg:height="11.333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" style:font-size-asian="12pt" style:language-asian="th" style:country-asian="TH" style:font-name-complex="DejaVu Sans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243cm" svg:height="1.222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2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99cm" svg:height="0.105cm" svg:x="0.878cm" svg:y="9.046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20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1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2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3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5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7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9" draw:text-style-name="MP6" draw:layer="backgroundobjects" svg:width="24.09cm" svg:height="0.097cm" svg:x="0.878cm" svg:y="9.046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30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1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2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Jim</dc:title>
    <meta:creation-date>2020-08-23T16:52:57.006753063</meta:creation-date>
    <meta:editing-cycles>2</meta:editing-cycles>
    <meta:editing-duration>PT40S</meta:editing-duration>
    <meta:generator>LibreOffice/6.0.7.3$Linux_X86_64 LibreOffice_project/00m0$Build-3</meta:generator>
    <dc:date>2020-08-23T16:53:36.759698901</dc:date>
    <meta:document-statistic meta:object-count="148"/>
  </office:meta>
</office:document-meta>
</file>